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3.19664"/>
          <table:table-cell office:value-type="float" office:value="0.1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1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7375"/>
          <table:table-cell office:value-type="float" office:value="0.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32392"/>
          <table:table-cell office:value-type="float" office:value="0.1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15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3.18769"/>
          <table:table-cell office:value-type="float" office:value="0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0351"/>
          <table:table-cell office:value-type="float" office:value="0.0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1268"/>
          <table:table-cell office:value-type="float" office:value="0.1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3.21099"/>
          <table:table-cell office:value-type="float" office:value="0.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0937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1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103"/>
          <table:table-cell office:value-type="float" office:value="0.1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74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3.20814"/>
          <table:table-cell office:value-type="float" office:value="0.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8174"/>
          <table:table-cell office:value-type="float" office:value="0.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7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8036"/>
          <table:table-cell office:value-type="float" office:value="0.1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5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.20821"/>
          <table:table-cell office:value-type="float" office:value="0.0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2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8831"/>
          <table:table-cell office:value-type="float" office:value="0.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3922"/>
          <table:table-cell office:value-type="float" office:value="0.1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74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85994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206.0"/>
          <table:table-cell office:value-type="float" office:value="4190.0"/>
          <table:table-cell office:value-type="float" office:value="11665.0"/>
          <table:table-cell office:value-type="float" office:value="140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694"/>
          <table:table-cell office:value-type="float" office:value="1.682"/>
          <table:table-cell office:value-type="float" office:value="1.6"/>
          <table:table-cell office:value-type="float" office:value="45447.0"/>
          <table:table-cell office:value-type="float" office:value="0.0"/>
          <table:table-cell office:value-type="float" office:value="89.0"/>
          <table:table-cell office:value-type="float" office:value="5293.0"/>
          <table:table-cell office:value-type="float" office:value="52013.0"/>
          <table:table-cell office:value-type="float" office:value="4190.0"/>
          <table:table-cell office:value-type="float" office:value="11665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0.0"/>
          <table:table-cell office:value-type="float" office:value="356.649"/>
          <table:table-cell office:value-type="float" office:value="356.6"/>
          <table:table-cell office:value-type="float" office:value="8004754.0"/>
          <table:table-cell office:value-type="float" office:value="1.0"/>
          <table:table-cell office:value-type="float" office:value="3608.0"/>
          <table:table-cell office:value-type="float" office:value="334445.0"/>
          <table:table-cell office:value-type="float" office:value="8367637.0"/>
          <table:table-cell office:value-type="float" office:value="4220.0"/>
          <table:table-cell office:value-type="float" office:value="11778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89615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6863"/>
          <table:table-cell office:value-type="float" office:value="0.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4476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1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7.55184"/>
          <table:table-cell office:value-type="float" office:value="4.721"/>
          <table:table-cell office:value-type="float" office:value="4.68"/>
          <table:table-cell office:value-type="float" office:value="141220.0"/>
          <table:table-cell office:value-type="float" office:value="0.0"/>
          <table:table-cell office:value-type="float" office:value="189.0"/>
          <table:table-cell office:value-type="float" office:value="12213.0"/>
          <table:table-cell office:value-type="float" office:value="156506.0"/>
          <table:table-cell office:value-type="float" office:value="4190.0"/>
          <table:table-cell office:value-type="float" office:value="11675.0"/>
          <table:table-cell office:value-type="float" office:value="1365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2.589"/>
          <table:table-cell office:value-type="float" office:value="209.753"/>
          <table:table-cell office:value-type="float" office:value="209.67"/>
          <table:table-cell office:value-type="float" office:value="7003513.0"/>
          <table:table-cell office:value-type="float" office:value="0.0"/>
          <table:table-cell office:value-type="float" office:value="2673.0"/>
          <table:table-cell office:value-type="float" office:value="291243.0"/>
          <table:table-cell office:value-type="float" office:value="7304920.0"/>
          <table:table-cell office:value-type="float" office:value="4190.0"/>
          <table:table-cell office:value-type="float" office:value="11675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0.029"/>
          <table:table-cell office:value-type="float" office:value="767.065"/>
          <table:table-cell office:value-type="float" office:value="767.01"/>
          <table:table-cell office:value-type="float" office:value="20846700.0"/>
          <table:table-cell office:value-type="float" office:value="0.0"/>
          <table:table-cell office:value-type="float" office:value="4249.0"/>
          <table:table-cell office:value-type="float" office:value="513675.0"/>
          <table:table-cell office:value-type="float" office:value="21374241.0"/>
          <table:table-cell office:value-type="float" office:value="4220.0"/>
          <table:table-cell office:value-type="float" office:value="11788.0"/>
          <table:table-cell office:value-type="float" office:value="1401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4.84163"/>
          <table:table-cell office:value-type="float" office:value="2.032"/>
          <table:table-cell office:value-type="float" office:value="1.99"/>
          <table:table-cell office:value-type="float" office:value="74072.0"/>
          <table:table-cell office:value-type="float" office:value="0.0"/>
          <table:table-cell office:value-type="float" office:value="44.0"/>
          <table:table-cell office:value-type="float" office:value="4742.0"/>
          <table:table-cell office:value-type="float" office:value="79819.0"/>
          <table:table-cell office:value-type="float" office:value="4190.0"/>
          <table:table-cell office:value-type="float" office:value="11673.0"/>
          <table:table-cell office:value-type="float" office:value="1365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2638"/>
          <table:table-cell office:value-type="float" office:value="44.412"/>
          <table:table-cell office:value-type="float" office:value="44.33"/>
          <table:table-cell office:value-type="float" office:value="1700278.0"/>
          <table:table-cell office:value-type="float" office:value="0.0"/>
          <table:table-cell office:value-type="float" office:value="890.0"/>
          <table:table-cell office:value-type="float" office:value="93548.0"/>
          <table:table-cell office:value-type="float" office:value="1809989.0"/>
          <table:table-cell office:value-type="float" office:value="4190.0"/>
          <table:table-cell office:value-type="float" office:value="11673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.288"/>
          <table:table-cell office:value-type="float" office:value="126.308"/>
          <table:table-cell office:value-type="float" office:value="126.21"/>
          <table:table-cell office:value-type="float" office:value="3373650.0"/>
          <table:table-cell office:value-type="float" office:value="0.0"/>
          <table:table-cell office:value-type="float" office:value="1010.0"/>
          <table:table-cell office:value-type="float" office:value="103736.0"/>
          <table:table-cell office:value-type="float" office:value="3482926.0"/>
          <table:table-cell office:value-type="float" office:value="4220.0"/>
          <table:table-cell office:value-type="float" office:value="11786.0"/>
          <table:table-cell office:value-type="float" office:value="1401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4.51968"/>
          <table:table-cell office:value-type="float" office:value="1.73"/>
          <table:table-cell office:value-type="float" office:value="1.68"/>
          <table:table-cell office:value-type="float" office:value="55103.0"/>
          <table:table-cell office:value-type="float" office:value="0.0"/>
          <table:table-cell office:value-type="float" office:value="66.0"/>
          <table:table-cell office:value-type="float" office:value="4207.0"/>
          <table:table-cell office:value-type="float" office:value="60501.0"/>
          <table:table-cell office:value-type="float" office:value="4190.0"/>
          <table:table-cell office:value-type="float" office:value="11666.0"/>
          <table:table-cell office:value-type="float" office:value="1365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60151"/>
          <table:table-cell office:value-type="float" office:value="2.747"/>
          <table:table-cell office:value-type="float" office:value="2.67"/>
          <table:table-cell office:value-type="float" office:value="78672.0"/>
          <table:table-cell office:value-type="float" office:value="0.0"/>
          <table:table-cell office:value-type="float" office:value="62.0"/>
          <table:table-cell office:value-type="float" office:value="6008.0"/>
          <table:table-cell office:value-type="float" office:value="86236.0"/>
          <table:table-cell office:value-type="float" office:value="4190.0"/>
          <table:table-cell office:value-type="float" office:value="11666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54.696"/>
          <table:table-cell office:value-type="float" office:value="851.724"/>
          <table:table-cell office:value-type="float" office:value="851.67"/>
          <table:table-cell office:value-type="float" office:value="22329990.0"/>
          <table:table-cell office:value-type="float" office:value="0.0"/>
          <table:table-cell office:value-type="float" office:value="6094.0"/>
          <table:table-cell office:value-type="float" office:value="911798.0"/>
          <table:table-cell office:value-type="float" office:value="23266324.0"/>
          <table:table-cell office:value-type="float" office:value="4220.0"/>
          <table:table-cell office:value-type="float" office:value="11779.0"/>
          <table:table-cell office:value-type="float" office:value="1401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